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6cm" fo:min-width="2.67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3.302cm" svg:height="1.27cm" svg:x="1.294cm" svg:y="15.466cm">
          <text:p text:style-name="P1">loc-metri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3.302cm" svg:height="1.27cm" svg:x="1.295cm" svg:y="10.867cm">
          <text:p text:style-name="P1">codetre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3.302cm" svg:height="1.27cm" svg:x="6.296cm" svg:y="10.868cm">
          <text:p text:style-name="P1">metri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3.302cm" svg:height="1.27cm" svg:x="6.297cm" svg:y="8.569cm">
          <text:p text:style-name="P1"><text:s/>ed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3" draw:id="id13" draw:layer="layout" svg:width="3.302cm" svg:height="1.27cm" svg:x="6.298cm" svg:y="6.37cm">
          <text:p text:style-name="P1"><text:s/>rb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4" draw:id="id14" draw:layer="layout" svg:width="3.302cm" svg:height="1.27cm" svg:x="11.099cm" svg:y="3.671cm">
          <text:p text:style-name="P1">pattern-g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1" draw:id="id11" draw:layer="layout" svg:width="3.302cm" svg:height="1.27cm" svg:x="11.1cm" svg:y="8.572cm">
          <text:p text:style-name="P1">dp-det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0" draw:id="id10" draw:layer="layout" svg:width="3.302cm" svg:height="1.27cm" svg:x="11.101cm" svg:y="10.873cm">
          <text:p text:style-name="P1">detstra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3.302cm" svg:height="1.27cm" svg:x="11.102cm" svg:y="12.742cm">
          <text:p text:style-name="P1">quamoc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3.302cm" svg:height="1.27cm" svg:x="11.103cm" svg:y="14.575cm">
          <text:p text:style-name="P1">qmoo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3.302cm" svg:height="1.27cm" svg:x="11.104cm" svg:y="16.376cm">
          <text:p text:style-name="P1">columbus</text:p>
          <text:p text:style-name="P1">-q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3.302cm" svg:height="1.27cm" svg:x="11.105cm" svg:y="18.212cm">
          <text:p text:style-name="P1">C# 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3.302cm" svg:height="1.27cm" svg:x="11.106cm" svg:y="20.113cm">
          <text:p text:style-name="P1">Java 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5" draw:id="id15" draw:layer="layout" svg:width="3.302cm" svg:height="1.27cm" svg:x="11.1cm" svg:y="1.872cm">
          <text:p text:style-name="P1">inje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8" draw:id="id18" draw:layer="layout" svg:width="3.302cm" svg:height="1.27cm" svg:x="16.401cm" svg:y="2.673cm">
          <text:p text:style-name="P1">experimen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7" draw:id="id17" draw:layer="layout" svg:width="3.302cm" svg:height="1.27cm" svg:x="16.406cm" svg:y="8.574cm">
          <text:p text:style-name="P1">grime-</text:p>
          <text:p text:style-name="P1">plu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6" draw:id="id16" draw:layer="layout" svg:width="3.302cm" svg:height="1.27cm" svg:x="16.407cm" svg:y="12.742cm">
          <text:p text:style-name="P1">qm-plu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3.302cm" svg:height="1.27cm" svg:x="16.408cm" svg:y="22.511cm">
          <text:p text:style-name="P1">front-end-</text:p>
          <text:p text:style-name="P1">plu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draw:line-skew="-2.783cm" svg:x1="16.408cm" svg:y1="23.146cm" svg:x2="4.597cm" svg:y2="11.502cm" draw:start-shape="id1" draw:start-glue-point="3" draw:end-shape="id2" draw:end-glue-point="1" svg:d="M16408 23146c-13032 0-7127-11644-11811-11644" svg:viewBox="0 0 11812 11645">
          <text:p/>
        </draw:connector>
        <draw:connector draw:style-name="gr2" draw:text-style-name="P2" draw:layer="layout" draw:type="curve" draw:line-skew="-0.756cm" svg:x1="11.106cm" svg:y1="20.748cm" svg:x2="4.596cm" svg:y2="16.101cm" draw:start-shape="id3" draw:start-glue-point="3" draw:end-shape="id4" draw:end-glue-point="1" svg:d="M11106 20748c-6015 0-2760-4647-6510-4647" svg:viewBox="0 0 6511 4648">
          <text:p/>
        </draw:connector>
        <draw:connector draw:style-name="gr2" draw:text-style-name="P2" draw:layer="layout" draw:type="curve" draw:line-skew="-0.755cm" svg:x1="11.105cm" svg:y1="18.847cm" svg:x2="4.596cm" svg:y2="16.101cm" draw:start-shape="id5" draw:start-glue-point="3" draw:end-shape="id4" draw:end-glue-point="1" svg:d="M11105 18847c-6013 0-2759-2746-6509-2746" svg:viewBox="0 0 6510 2747">
          <text:p/>
        </draw:connector>
        <draw:connector draw:style-name="gr2" draw:text-style-name="P2" draw:layer="layout" draw:type="curve" svg:x1="11.104cm" svg:y1="17.011cm" svg:x2="9.598cm" svg:y2="11.503cm" draw:start-shape="id6" draw:start-glue-point="3" draw:end-shape="id7" draw:end-glue-point="1" svg:d="M11104 17011c-1128 0-375-5508-1506-5508" svg:viewBox="0 0 1507 5509">
          <text:p/>
        </draw:connector>
        <draw:connector draw:style-name="gr2" draw:text-style-name="P2" draw:layer="layout" draw:type="curve" svg:x1="11.103cm" svg:y1="15.21cm" svg:x2="9.598cm" svg:y2="11.503cm" draw:start-shape="id8" draw:start-glue-point="3" draw:end-shape="id7" draw:end-glue-point="1" svg:d="M11103 15210c-1128 0-376-3707-1505-3707" svg:viewBox="0 0 1506 3708">
          <text:p/>
        </draw:connector>
        <draw:connector draw:style-name="gr2" draw:text-style-name="P2" draw:layer="layout" draw:type="curve" svg:x1="11.102cm" svg:y1="13.377cm" svg:x2="9.598cm" svg:y2="11.503cm" draw:start-shape="id9" draw:start-glue-point="3" draw:end-shape="id7" draw:end-glue-point="1" svg:d="M11102 13377c-1126 0-375-1874-1504-1874" svg:viewBox="0 0 1505 1875">
          <text:p/>
        </draw:connector>
        <draw:connector draw:style-name="gr2" draw:text-style-name="P2" draw:layer="layout" draw:type="curve" svg:x1="11.101cm" svg:y1="11.508cm" svg:x2="9.598cm" svg:y2="11.503cm" draw:start-shape="id10" draw:start-glue-point="3" draw:end-shape="id7" draw:end-glue-point="1" svg:d="M11101 11508c-1126 0-375-5-1503-5" svg:viewBox="0 0 1504 6">
          <text:p/>
        </draw:connector>
        <draw:connector draw:style-name="gr2" draw:text-style-name="P2" draw:layer="layout" draw:type="curve" svg:x1="11.1cm" svg:y1="9.207cm" svg:x2="9.599cm" svg:y2="9.204cm" draw:start-shape="id11" draw:start-glue-point="3" draw:end-shape="id12" draw:end-glue-point="1" svg:d="M11100 9207c-1125 0-375-3-1501-3" svg:viewBox="0 0 1502 4">
          <text:p/>
        </draw:connector>
        <draw:connector draw:style-name="gr2" draw:text-style-name="P2" draw:layer="layout" draw:type="curve" svg:x1="11.1cm" svg:y1="9.207cm" svg:x2="9.6cm" svg:y2="7.005cm" draw:start-shape="id11" draw:start-glue-point="3" draw:end-shape="id13" draw:end-glue-point="1" svg:d="M11100 9207c-1123 0-374-2202-1500-2202" svg:viewBox="0 0 1501 2203">
          <text:p/>
        </draw:connector>
        <draw:connector draw:style-name="gr2" draw:text-style-name="P2" draw:layer="layout" draw:type="curve" svg:x1="11.099cm" svg:y1="4.306cm" svg:x2="9.6cm" svg:y2="7.005cm" draw:start-shape="id14" draw:start-glue-point="3" draw:end-shape="id13" draw:end-glue-point="1" svg:d="M11099 4306c-1123 0-374 2699-1499 2699" svg:viewBox="0 0 1500 2700">
          <text:p/>
        </draw:connector>
        <draw:connector draw:style-name="gr2" draw:text-style-name="P2" draw:layer="layout" draw:type="curve" draw:line-skew="-2.023cm" svg:x1="11.1cm" svg:y1="2.507cm" svg:x2="4.597cm" svg:y2="11.502cm" draw:start-shape="id15" draw:start-glue-point="3" draw:end-shape="id2" draw:end-glue-point="1" svg:d="M11100 2507c-7911 0-4660 8995-6503 8995" svg:viewBox="0 0 6504 8996">
          <text:p/>
        </draw:connector>
        <draw:connector draw:style-name="gr2" draw:text-style-name="P2" draw:layer="layout" draw:type="curve" draw:line-skew="-1.896cm" svg:x1="11.099cm" svg:y1="4.306cm" svg:x2="4.597cm" svg:y2="11.502cm" draw:start-shape="id14" draw:start-glue-point="3" draw:end-shape="id2" draw:end-glue-point="1" svg:d="M11099 4306c-7719 0-4468 7196-6502 7196" svg:viewBox="0 0 6503 7197">
          <text:p/>
        </draw:connector>
        <draw:connector draw:style-name="gr2" draw:text-style-name="P2" draw:layer="layout" draw:type="curve" svg:x1="6.296cm" svg:y1="11.503cm" svg:x2="4.597cm" svg:y2="11.502cm" draw:start-shape="id7" draw:start-glue-point="3" draw:end-shape="id2" draw:end-glue-point="1" svg:d="M6296 11503c-1273 0-424-1-1699-1" svg:viewBox="0 0 1700 2">
          <text:p/>
        </draw:connector>
        <draw:connector draw:style-name="gr2" draw:text-style-name="P2" draw:layer="layout" draw:type="curve" svg:x1="16.407cm" svg:y1="13.377cm" svg:x2="14.404cm" svg:y2="13.377cm" draw:start-shape="id16" draw:start-glue-point="3" draw:end-shape="id9" draw:end-glue-point="1" svg:d="M16407 13377h-2003" svg:viewBox="0 0 2004 1">
          <text:p/>
        </draw:connector>
        <draw:connector draw:style-name="gr2" draw:text-style-name="P2" draw:layer="layout" draw:type="curve" svg:x1="16.407cm" svg:y1="13.377cm" svg:x2="14.405cm" svg:y2="15.21cm" draw:start-shape="id16" draw:start-glue-point="3" draw:end-shape="id8" draw:end-glue-point="1" svg:d="M16407 13377c-1500 0-499 1833-2002 1833" svg:viewBox="0 0 2003 1834">
          <text:p/>
        </draw:connector>
        <draw:connector draw:style-name="gr2" draw:text-style-name="P2" draw:layer="layout" draw:type="curve" svg:x1="16.407cm" svg:y1="13.377cm" svg:x2="14.406cm" svg:y2="17.011cm" draw:start-shape="id16" draw:start-glue-point="3" draw:end-shape="id6" draw:end-glue-point="1" svg:d="M16407 13377c-1500 0-500 3634-2001 3634" svg:viewBox="0 0 2002 3635">
          <text:p/>
        </draw:connector>
        <draw:connector draw:style-name="gr2" draw:text-style-name="P2" draw:layer="layout" draw:type="curve" svg:x1="16.406cm" svg:y1="9.209cm" svg:x2="14.402cm" svg:y2="9.207cm" draw:start-shape="id17" draw:start-glue-point="3" draw:end-shape="id11" draw:end-glue-point="1" svg:d="M16406 9209c-1501 0-500-2-2004-2" svg:viewBox="0 0 2005 3">
          <text:p/>
        </draw:connector>
        <draw:connector draw:style-name="gr2" draw:text-style-name="P2" draw:layer="layout" draw:type="curve" svg:x1="16.401cm" svg:y1="3.308cm" svg:x2="14.402cm" svg:y2="2.507cm" draw:start-shape="id18" draw:start-glue-point="3" draw:end-shape="id15" draw:end-glue-point="1" svg:d="M16401 3308c-1534 0-535-801-1999-801" svg:viewBox="0 0 2000 802">
          <text:p/>
        </draw:connector>
        <draw:connector draw:style-name="gr2" draw:text-style-name="P2" draw:layer="layout" draw:type="curve" svg:x1="16.401cm" svg:y1="3.308cm" svg:x2="14.401cm" svg:y2="4.306cm" draw:start-shape="id18" draw:start-glue-point="3" draw:end-shape="id14" draw:end-glue-point="1" svg:d="M16401 3308c-1534 0-535 998-2000 998" svg:viewBox="0 0 2001 999">
          <text:p/>
        </draw:connector>
        <draw:connector draw:style-name="gr2" draw:text-style-name="P2" draw:layer="layout" draw:type="curve" svg:x1="6.298cm" svg:y1="7.005cm" svg:x2="4.597cm" svg:y2="11.502cm" draw:start-shape="id13" draw:start-glue-point="3" draw:end-shape="id2" draw:end-glue-point="1" svg:d="M6298 7005c-1275 0-425 4497-1701 4497" svg:viewBox="0 0 1702 4498">
          <text:p/>
        </draw:connector>
        <draw:connector draw:style-name="gr2" draw:text-style-name="P2" draw:layer="layout" draw:type="curve" svg:x1="6.297cm" svg:y1="9.204cm" svg:x2="4.597cm" svg:y2="11.502cm" draw:start-shape="id12" draw:start-glue-point="3" draw:end-shape="id2" draw:end-glue-point="1" svg:d="M6297 9204c-1273 0-424 2298-1700 2298" svg:viewBox="0 0 1701 2299">
          <text:p/>
        </draw:connector>
        <draw:connector draw:style-name="gr2" draw:text-style-name="P2" draw:layer="layout" draw:type="curve" svg:x1="16.406cm" svg:y1="9.209cm" svg:x2="14.403cm" svg:y2="11.508cm" draw:start-shape="id17" draw:start-glue-point="3" draw:end-shape="id10" draw:end-glue-point="1" svg:d="M16406 9209c-1501 0-500 2299-2003 2299" svg:viewBox="0 0 2004 2300">
          <text:p/>
        </draw:connector>
        <draw:connector draw:style-name="gr2" draw:text-style-name="P2" draw:layer="layout" draw:type="curve" svg:x1="11.105cm" svg:y1="18.847cm" svg:x2="9.598cm" svg:y2="11.503cm" draw:start-shape="id5" draw:start-glue-point="3" draw:end-shape="id7" draw:end-glue-point="1" svg:d="M11105 18847c-1129 0-376-7344-1507-7344" svg:viewBox="0 0 1508 7345">
          <text:p/>
        </draw:connector>
        <draw:connector draw:style-name="gr2" draw:text-style-name="P2" draw:layer="layout" draw:type="curve" svg:x1="11.106cm" svg:y1="20.748cm" svg:x2="9.598cm" svg:y2="11.503cm" draw:start-shape="id3" draw:start-glue-point="3" draw:end-shape="id7" draw:end-glue-point="1" svg:d="M11106 20748c-1129 0-376-9245-1508-9245" svg:viewBox="0 0 1509 9246">
          <text:p/>
        </draw:connector>
        <draw:connector draw:style-name="gr2" draw:text-style-name="P2" draw:layer="layout" draw:type="curve" svg:x1="16.407cm" svg:y1="13.377cm" svg:x2="14.407cm" svg:y2="18.847cm" draw:start-shape="id16" draw:start-glue-point="3" draw:end-shape="id5" draw:end-glue-point="1" svg:d="M16407 13377c-1498 0-499 5470-2000 5470" svg:viewBox="0 0 2001 5471">
          <text:p/>
        </draw:connector>
        <draw:connector draw:style-name="gr2" draw:text-style-name="P2" draw:layer="layout" draw:type="curve" svg:x1="16.407cm" svg:y1="13.377cm" svg:x2="14.408cm" svg:y2="20.748cm" draw:start-shape="id16" draw:start-glue-point="3" draw:end-shape="id3" draw:end-glue-point="1" svg:d="M16407 13377c-1498 0-499 7371-1999 7371" svg:viewBox="0 0 2000 737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5T16:04:52.041812427</meta:creation-date>
    <dc:date>2017-05-15T16:55:44.158397935</dc:date>
    <meta:editing-duration>PT30M27S</meta:editing-duration>
    <meta:editing-cycles>1</meta:editing-cycles>
    <meta:document-statistic meta:object-count="44"/>
    <meta:generator>LibreOffice/5.1.6.2$Linux_X86_64 LibreOffice_project/10m0$Build-2</meta:generator>
  </office:meta>
</office:document-meta>
</file>